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6d" officeooo:paragraph-rsid="00107e6d"/>
    </style:style>
    <style:style style:name="P2" style:family="paragraph" style:parent-style-name="Standard">
      <style:text-properties officeooo:rsid="00107e6d" officeooo:paragraph-rsid="00145b70"/>
    </style:style>
    <style:style style:name="P3" style:family="paragraph" style:parent-style-name="Standard">
      <style:text-properties officeooo:rsid="0011e3cf" officeooo:paragraph-rsid="0011e3cf"/>
    </style:style>
    <style:style style:name="P4" style:family="paragraph" style:parent-style-name="Standard">
      <style:text-properties officeooo:rsid="0012fdd6" officeooo:paragraph-rsid="0012fdd6"/>
    </style:style>
    <style:style style:name="P5" style:family="paragraph" style:parent-style-name="Standard">
      <style:text-properties officeooo:rsid="0012fdd6" officeooo:paragraph-rsid="00145b70"/>
    </style:style>
    <style:style style:name="P6" style:family="paragraph" style:parent-style-name="Standard">
      <style:text-properties officeooo:rsid="00145b70" officeooo:paragraph-rsid="00145b70"/>
    </style:style>
    <style:style style:name="T1" style:family="text">
      <style:text-properties officeooo:rsid="0013a43d"/>
    </style:style>
    <style:style style:name="T2" style:family="text">
      <style:text-properties officeooo:rsid="00145b70"/>
    </style:style>
    <style:style style:name="T3" style:family="text">
      <style:text-properties officeooo:rsid="00153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ngan puas dengan solusi yang pertama selalu mencoba solusi lain yang dapat menyelesaikan problem</text:p>
      <text:p text:style-name="P2"/>
      <text:p text:style-name="P1">Wilson <text:span text:style-name="T2">theorem sama saja Onya</text:span></text:p>
      <text:p text:style-name="P1">sterling aprox<text:span text:style-name="T2">imation hanya aproksimasi</text:span></text:p>
      <text:p text:style-name="P1">prime swing <text:span text:style-name="T2">factorial kurang cepat setelah melihat benchmarking:</text:span></text:p>
      <text:p text:style-name="P1"><text:tab/><text:span text:style-name="T3">referensi tambahan</text:span></text:p>
      <text:p text:style-name="P1"><text:tab/><text:span text:style-name="T3">faktorisasi cepat</text:span></text:p>
      <text:p text:style-name="P1"><text:tab/><text:tab/><text:span text:style-name="T3">pholard rho</text:span></text:p>
      <text:p text:style-name="P1"><text:tab/><text:tab/><text:span text:style-name="T3">brent</text:span></text:p>
      <text:p text:style-name="P1"><text:tab/><text:tab/><text:span text:style-name="T3">nfs</text:span></text:p>
      <text:p text:style-name="P1">Multipoint evaluation <text:span text:style-name="T2">cukup cepat untuk mendapatkan verdict AC:</text:span></text:p>
      <text:p text:style-name="P3">membangun polynomial tree kemudian melakukan modulo hingga dasar sehingga mendapatkan nilai yang sesuai</text:p>
      <text:p text:style-name="P5">shifting evaluation values <text:span text:style-name="T2">lebih cepat daripada multipoint evaluation</text:span></text:p>
      <text:p text:style-name="P5"><text:span text:style-name="T2"><text:s/></text:span>menggunakan lagrangge-<text:span text:style-name="T1">interpolation untuk menghitung nilai selanjutnya yang muncul dari berikutnya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14:06.132000000</meta:creation-date>
    <dc:date>2019-10-24T11:54:01.811000000</dc:date>
    <meta:editing-duration>PT6S</meta:editing-duration>
    <meta:editing-cycles>1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3" meta:word-count="78" meta:character-count="628" meta:non-whitespace-character-count="553"/>
  </office:meta>
</office:document-meta>
</file>